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GUAYRO PEÑA MAGDALENA MARTH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743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18897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GUAYRO PEÑA MAGDALENA MARTH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743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8897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28276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CONTINENTAL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2247703</text:p>
          </table:table-cell>
          <table:table-cell table:style-name="Tabla2.D3" office:value-type="string">
            <text:p text:style-name="P23">950.00</text:p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2:46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